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getOb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Entity( @ JSONField ( name = "id" ) int id , @ JSONField ( name = "name" ) String name , Entity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CreatorTest4.test_create_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ti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Obj( Entity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